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4C0000184800001453C8D01676C1364E2A.svm" manifest:media-type=""/>
  <manifest:file-entry manifest:full-path="Pictures/200000C3000012A50000280A3BB34574D79DC84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4.446cm" fo:min-width="3.757cm"/>
    </style:style>
    <style:style style:name="gr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9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22cm"/>
    </style:style>
    <style:style style:name="gr16" style:family="graphic" style:parent-style-name="standard">
      <style:graphic-properties draw:stroke="none" svg:stroke-color="#9999ff" draw:fill-color="#99cccc" draw:textarea-horizontal-align="justify" draw:textarea-vertical-align="middle" draw:auto-grow-height="false" fo:min-height="7.546cm" fo:min-width="11.5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085cm" fo:min-width="10.625cm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8.909cm" fo:min-width="20.504cm"/>
    </style:style>
    <style:style style:name="gr2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64cm" fo:min-width="10.625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="none" fo:min-height="4.801cm"/>
    </style:style>
    <style:style style:name="gr24" style:family="graphic" style:parent-style-name="standard">
      <style:graphic-properties svg:stroke-width="0.035cm" svg:stroke-color="#808080" draw:marker-start-width="0.252cm" draw:marker-end-width="0.252cm" draw:fill-color="#ffff66" draw:textarea-horizontal-align="justify" draw:textarea-vertical-align="middle" draw:auto-grow-height="false" fo:min-height="0cm" fo:min-width="0.332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721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37cm"/>
    </style:style>
    <style:style style:name="gr27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625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6.401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224cm" fo:min-width="2.71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3.404cm" fo:min-width="2.812cm"/>
    </style:style>
    <style:style style:name="gr31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0.104cm" fo:min-width="1.22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0.103cm" fo:min-width="1.22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103cm" fo:min-width="1.22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104cm" fo:min-width="1.22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1.036cm" fo:min-width="1.226cm" fo:padding-top="0.165cm" fo:padding-bottom="0.165cm" fo:padding-left="0.29cm" fo:padding-right="0.29cm"/>
    </style:style>
    <style:style style:name="gr36" style:family="graphic" style:parent-style-name="standard">
      <style:graphic-properties draw:stroke="none" draw:fill-color="#ffff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Carlit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arlito" fo:font-size="22pt"/>
    </style:style>
    <style:style style:name="P6" style:family="paragraph">
      <style:paragraph-properties fo:text-align="center"/>
      <style:text-properties style:font-name="Carlito" fo:font-size="22pt"/>
    </style:style>
    <style:style style:name="P7" style:family="paragraph">
      <loext:graphic-properties draw:fill-color="#99cc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text-properties style:font-name="Liberation Mono1" fo:font-size="20pt" style:font-size-asian="20pt" style:font-size-complex="20pt"/>
    </style:style>
    <style:style style:name="P10" style:family="paragraph">
      <loext:graphic-properties draw:fill-color="#ffff66"/>
      <style:paragraph-properties fo:text-align="center"/>
    </style:style>
    <style:style style:name="P11" style:family="paragraph">
      <loext:graphic-properties draw:fill="none"/>
      <style:text-properties style:font-name="Liberation Mono1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style:font-name="Liberation Mono1" fo:font-size="20pt" style:font-size-asian="20pt" style:font-size-complex="20pt"/>
    </style:style>
    <style:style style:name="P14" style:family="paragraph">
      <loext:graphic-properties draw:fill="none" draw:fill-color="#ffffff"/>
      <style:text-properties style:font-name="Carlito" fo:font-size="13pt" style:font-size-asian="13pt" style:font-size-complex="13pt"/>
    </style:style>
    <style:style style:name="P15" style:family="paragraph">
      <loext:graphic-properties draw:fill-color="#ffff00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ize="22pt"/>
    </style:style>
    <style:style style:name="T3" style:family="text">
      <style:text-properties style:font-name="Liberation Mono1" fo:font-size="20pt" style:font-size-asian="20pt" style:font-size-complex="20pt"/>
    </style:style>
    <style:style style:name="T4" style:family="text">
      <style:text-properties style:font-name="Liberation Mono1" fo:font-size="20pt" fo:background-color="#ffff66" style:font-size-asian="20pt" style:font-size-complex="20pt"/>
    </style:style>
    <style:style style:name="T5" style:family="text">
      <style:text-properties style:font-name="Liberation Mono1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4" draw:text-style-name="P1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8.355cm" svg:x2="9.501cm" svg:y2="3.151cm">
            <text:p/>
          </draw:line>
          <draw:line draw:style-name="gr6" draw:text-style-name="P3" draw:layer="layout" svg:x1="4.178cm" svg:y1="9.044cm" svg:x2="10.073cm" svg:y2="3.614cm">
            <text:p/>
          </draw:line>
          <draw:line draw:style-name="gr6" draw:text-style-name="P3" draw:layer="layout" svg:x1="4.178cm" svg:y1="10.119cm" svg:x2="10.632cm" svg:y2="6.879cm">
            <text:p/>
          </draw:line>
          <draw:custom-shape draw:style-name="gr5" draw:text-style-name="P1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9.535cm" svg:x2="10.444cm" svg:y2="4.105cm">
            <text:p/>
          </draw:line>
          <draw:custom-shape draw:style-name="gr5" draw:text-style-name="P1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892cm" svg:y1="7.102cm" svg:x2="16.255cm" svg:y2="4.966cm">
            <text:p/>
          </draw:line>
          <draw:line draw:style-name="gr6" draw:text-style-name="P3" draw:layer="layout" svg:x1="11.892cm" svg:y1="7.576cm" svg:x2="16.596cm" svg:y2="5.436cm">
            <text:p/>
          </draw:line>
          <draw:line draw:style-name="gr6" draw:text-style-name="P3" draw:layer="layout" svg:x1="11.892cm" svg:y1="8.041cm" svg:x2="17.005cm" svg:y2="5.917cm">
            <text:p/>
          </draw:line>
          <draw:custom-shape draw:style-name="gr5" draw:text-style-name="P1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61cm" svg:y1="12.339cm" svg:x2="10.685cm" svg:y2="10.08cm">
            <text:p/>
          </draw:line>
          <draw:custom-shape draw:style-name="gr5" draw:text-style-name="P1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892cm" svg:y1="10.303cm" svg:x2="16.255cm" svg:y2="8.167cm">
            <text:p/>
          </draw:line>
          <draw:line draw:style-name="gr6" draw:text-style-name="P3" draw:layer="layout" svg:x1="11.892cm" svg:y1="10.777cm" svg:x2="16.596cm" svg:y2="8.637cm">
            <text:p/>
          </draw:line>
          <draw:line draw:style-name="gr6" draw:text-style-name="P3" draw:layer="layout" svg:x1="11.892cm" svg:y1="11.242cm" svg:x2="17.005cm" svg:y2="9.118cm">
            <text:p/>
          </draw:line>
          <draw:custom-shape draw:style-name="gr5" draw:text-style-name="P1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8.146cm" svg:y1="9.364cm" svg:x2="22.509cm" svg:y2="7.228cm">
            <text:p/>
          </draw:line>
          <draw:line draw:style-name="gr6" draw:text-style-name="P3" draw:layer="layout" svg:x1="18.146cm" svg:y1="9.838cm" svg:x2="22.85cm" svg:y2="7.698cm">
            <text:p/>
          </draw:line>
          <draw:line draw:style-name="gr6" draw:text-style-name="P3" draw:layer="layout" svg:x1="18.146cm" svg:y1="10.303cm" svg:x2="23.259cm" svg:y2="8.179cm">
            <text:p/>
          </draw:line>
        </draw:g>
      </draw:page>
      <draw:page draw:name="page2" draw:style-name="dp1" draw:master-page-name="Default">
        <draw:custom-shape draw:style-name="gr1" draw:text-style-name="P1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8" draw:text-style-name="P1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8.355cm" svg:x2="9.501cm" svg:y2="3.151cm">
            <text:p/>
          </draw:line>
          <draw:line draw:style-name="gr6" draw:text-style-name="P3" draw:layer="layout" svg:x1="4.178cm" svg:y1="9.044cm" svg:x2="10.073cm" svg:y2="3.614cm">
            <text:p/>
          </draw:line>
          <draw:line draw:style-name="gr6" draw:text-style-name="P3" draw:layer="layout" svg:x1="4.178cm" svg:y1="10.119cm" svg:x2="10.632cm" svg:y2="6.879cm">
            <text:p/>
          </draw:line>
          <draw:custom-shape draw:style-name="gr5" draw:text-style-name="P1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9.535cm" svg:x2="10.444cm" svg:y2="4.105cm">
            <text:p/>
          </draw:line>
          <draw:custom-shape draw:style-name="gr5" draw:text-style-name="P1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892cm" svg:y1="7.102cm" svg:x2="16.255cm" svg:y2="4.966cm">
            <text:p/>
          </draw:line>
          <draw:line draw:style-name="gr6" draw:text-style-name="P3" draw:layer="layout" svg:x1="11.892cm" svg:y1="7.576cm" svg:x2="16.596cm" svg:y2="5.436cm">
            <text:p/>
          </draw:line>
          <draw:line draw:style-name="gr6" draw:text-style-name="P3" draw:layer="layout" svg:x1="11.892cm" svg:y1="8.041cm" svg:x2="17.005cm" svg:y2="5.917cm">
            <text:p/>
          </draw:line>
        </draw:g>
      </draw:page>
      <draw:page draw:name="page3" draw:style-name="dp1" draw:master-page-name="Default">
        <draw:custom-shape draw:style-name="gr1" draw:text-style-name="P1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8" draw:text-style-name="P1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8.355cm" svg:x2="9.501cm" svg:y2="3.151cm">
            <text:p/>
          </draw:line>
          <draw:line draw:style-name="gr6" draw:text-style-name="P3" draw:layer="layout" svg:x1="4.178cm" svg:y1="9.044cm" svg:x2="10.073cm" svg:y2="3.614cm">
            <text:p/>
          </draw:line>
          <draw:custom-shape draw:style-name="gr5" draw:text-style-name="P1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178cm" svg:y1="9.535cm" svg:x2="10.444cm" svg:y2="4.105cm">
            <text:p/>
          </draw:line>
        </draw:g>
      </draw:page>
      <draw:page draw:name="page4" draw:style-name="dp1" draw:master-page-name="Default">
        <draw:custom-shape draw:style-name="gr9" draw:text-style-name="P5" xml:id="id12" draw:id="id12" draw:layer="layout" svg:width="2.287cm" svg:height="1.27cm" svg:x="10.184cm" svg:y="9.661cm">
          <text:p text:style-name="P4"><text:span text:style-name="T2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0" draw:id="id10" draw:layer="layout" svg:width="2.92cm" svg:height="1.27cm" svg:x="22.056cm" svg:y="15.495cm">
          <text:p text:style-name="P4"><text:span text:style-name="T2">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2" draw:id="id2" draw:layer="layout" svg:width="2.92cm" svg:height="1.27cm" svg:x="18.037cm" svg:y="7.344cm">
          <text:p text:style-name="P4"><text:span text:style-name="T2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6" draw:id="id6" draw:layer="layout" svg:width="2.919cm" svg:height="1.27cm" svg:x="18.038cm" svg:y="12.928cm">
          <text:p text:style-name="P4"><text:span text:style-name="T2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5" draw:id="id5" draw:layer="layout" svg:width="2.919cm" svg:height="1.27cm" svg:x="18.038cm" svg:y="11.067cm">
          <text:p text:style-name="P4"><text:span text:style-name="T2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8" draw:id="id8" draw:layer="layout" svg:width="2.92cm" svg:height="1.27cm" svg:x="18.037cm" svg:y="15.49cm">
          <text:p text:style-name="P4"><text:span text:style-name="T2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9" draw:id="id9" draw:layer="layout" svg:width="2.92cm" svg:height="1.27cm" svg:x="18.037cm" svg:y="17.244cm">
          <text:p text:style-name="P4"><text:span text:style-name="T2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3" draw:id="id3" draw:layer="layout" svg:width="2.92cm" svg:height="1.27cm" svg:x="18.037cm" svg:y="9.205cm">
          <text:p text:style-name="P4"><text:span text:style-name="T2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12" draw:text-style-name="P6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12" draw:text-style-name="P6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12" draw:text-style-name="P6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12" draw:text-style-name="P6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12" draw:text-style-name="P6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12" draw:text-style-name="P6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13" draw:text-style-name="P5" xml:id="id13" draw:id="id13" draw:layer="layout" svg:width="2.921cm" svg:height="1.27cm" svg:x="13.586cm" svg:y="5.711cm">
            <text:p text:style-name="P4"><text:span text:style-name="T2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" draw:id="id1" draw:layer="layout" svg:width="2.92cm" svg:height="1.27cm" svg:x="13.586cm" svg:y="7.879cm">
            <text:p text:style-name="P4"><text:span text:style-name="T2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4" draw:id="id14" draw:layer="layout" svg:width="2.92cm" svg:height="1.27cm" svg:x="13.586cm" svg:y="10.047cm">
            <text:p text:style-name="P4"><text:span text:style-name="T2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5" draw:id="id15" draw:layer="layout" svg:width="2.92cm" svg:height="1.27cm" svg:x="13.586cm" svg:y="14.382cm">
            <text:p text:style-name="P4"><text:span text:style-name="T2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7" draw:id="id7" draw:layer="layout" svg:width="2.92cm" svg:height="1.27cm" svg:x="13.586cm" svg:y="16.443cm">
            <text:p text:style-name="P4"><text:span text:style-name="T2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1" draw:id="id11" draw:layer="layout" svg:width="2.92cm" svg:height="1.27cm" svg:x="13.586cm" svg:y="3.543cm">
            <text:p text:style-name="P4"><text:span text:style-name="T2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xml:id="id4" draw:id="id4" draw:layer="layout" svg:width="2.919cm" svg:height="1.27cm" svg:x="13.587cm" svg:y="12.214cm">
            <text:p text:style-name="P4"><text:span text:style-name="T2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text-style-name="P6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14" draw:text-style-name="P6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14" draw:text-style-name="P6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14" draw:text-style-name="P6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14" draw:text-style-name="P6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14" draw:text-style-name="P6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14" draw:text-style-name="P6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  <draw:page draw:name="page5" draw:style-name="dp1" draw:master-page-name="Default">
        <draw:g>
          <draw:custom-shape draw:style-name="gr15" draw:text-style-name="P1" draw:layer="layout" svg:width="21.022cm" svg:height="9.14cm" svg:x="2.646cm" svg:y="2.453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7" draw:layer="layout" svg:width="12.074cm" svg:height="8.699cm" svg:x="3.293cm" svg:y="2.46cm" svg:viewBox="0 0 12075 8700" svg:d="M0 8700c0-2413 0-4827 0-7240 0-185 0-371 0-556 56 0 112 0 168 0 92-301 183-603 274-904 1289 0 2577 0 3866 0 91 301 182 603 274 904 2497 0 4995 0 7493 0 0 2599 0 5197 0 7796-4025 0-8050 0-12075 0z">
            <text:p/>
          </draw:path>
          <draw:g>
            <draw:frame draw:style-name="gr17" draw:text-style-name="P3" draw:layer="layout" svg:width="1.797cm" svg:height="4.095cm" svg:x="18.28cm" svg:y="3.313cm">
              <draw:image xlink:href="Pictures/200000C3000012A50000280A3BB34574D79DC844.svm" xlink:type="simple" xlink:show="embed" xlink:actuate="onLoad">
                <text:p/>
              </draw:image>
            </draw:frame>
            <draw:custom-shape draw:style-name="gr18" draw:text-style-name="P1" draw:layer="layout" svg:width="11.205cm" svg:height="6.415cm" svg:x="3.801cm" svg:y="4.397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3" draw:layer="layout" svg:width="1.797cm" svg:height="4.095cm" svg:x="19.195cm" svg:y="4.757cm">
              <draw:image xlink:href="Pictures/200000C3000012A50000280A3BB34574D79DC844.svm" xlink:type="simple" xlink:show="embed" xlink:actuate="onLoad">
                <text:p/>
              </draw:image>
            </draw:frame>
            <draw:frame draw:style-name="gr17" draw:text-style-name="P3" draw:layer="layout" svg:width="1.797cm" svg:height="4.095cm" svg:x="20.686cm" svg:y="6.489cm">
              <draw:image xlink:href="Pictures/200000C3000012A50000280A3BB34574D79DC844.svm" xlink:type="simple" xlink:show="embed" xlink:actuate="onLoad">
                <text:p/>
              </draw:image>
            </draw:frame>
            <draw:line draw:style-name="gr19" draw:text-style-name="P3" draw:layer="layout" svg:x1="14.281cm" svg:y1="4.906cm" svg:x2="18.425cm" svg:y2="3.56cm">
              <text:p/>
            </draw:line>
            <draw:line draw:style-name="gr19" draw:text-style-name="P3" draw:layer="layout" svg:x1="14.281cm" svg:y1="5.484cm" svg:x2="19.243cm" svg:y2="4.955cm">
              <text:p/>
            </draw:line>
            <draw:line draw:style-name="gr19" draw:text-style-name="P3" draw:layer="layout" svg:x1="14.281cm" svg:y1="6.109cm" svg:x2="20.397cm" svg:y2="6.783cm">
              <text:p/>
            </draw:line>
            <draw:frame draw:style-name="gr20" draw:text-style-name="P8" draw:layer="layout" svg:width="11.208cm" svg:height="0.962cm" svg:x="3.56cm" svg:y="3.319cm">
              <draw:text-box>
                <text:p>nombre de archivo <text:s text:c="3"/>número de inodo</text:p>
              </draw:text-box>
            </draw:frame>
          </draw:g>
        </draw:g>
      </draw:page>
      <draw:page draw:name="page6" draw:style-name="dp1" draw:master-page-name="Default">
        <draw:custom-shape draw:style-name="gr21" draw:text-style-name="P1" draw:layer="layout" svg:width="21.004cm" svg:height="9.159cm" svg:x="2.646cm" svg:y="2.442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793cm" svg:height="4.02cm" svg:x="18.292cm" svg:y="3.25cm">
          <draw:image xlink:href="Pictures/200000C3000012A50000280A3BB34574D79DC844.svm" xlink:type="simple" xlink:show="embed" xlink:actuate="onLoad">
            <text:p/>
          </draw:image>
        </draw:frame>
        <draw:path draw:style-name="gr16" draw:text-style-name="P7" draw:layer="layout" svg:width="12.074cm" svg:height="8.699cm" svg:x="3.292cm" svg:y="2.46cm" svg:viewBox="0 0 12075 8700" svg:d="M0 8700c0-2413 0-4827 0-7240 0-185 0-371 0-556 56 0 112 0 168 0 92-301 183-603 274-904 1289 0 2577 0 3866 0 91 301 182 603 274 904 2497 0 4995 0 7493 0 0 2599 0 5197 0 7796-4025 0-8050 0-12075 0z">
          <text:p/>
        </draw:path>
        <draw:custom-shape draw:style-name="gr22" draw:text-style-name="P1" draw:layer="layout" svg:width="11.205cm" svg:height="6.594cm" svg:x="3.801cm" svg:y="4.218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793cm" svg:height="4.02cm" svg:x="19.205cm" svg:y="4.668cm">
          <draw:image xlink:href="Pictures/200000C3000012A50000280A3BB34574D79DC844.svm" xlink:type="simple" xlink:show="embed" xlink:actuate="onLoad">
            <text:p/>
          </draw:image>
        </draw:frame>
        <draw:frame draw:style-name="gr17" draw:text-style-name="P3" draw:layer="layout" svg:width="1.793cm" svg:height="4.02cm" svg:x="20.693cm" svg:y="6.368cm">
          <draw:image xlink:href="Pictures/200000C3000012A50000280A3BB34574D79DC844.svm" xlink:type="simple" xlink:show="embed" xlink:actuate="onLoad">
            <text:p/>
          </draw:image>
        </draw:frame>
        <draw:line draw:style-name="gr19" draw:text-style-name="P3" draw:layer="layout" svg:x1="14.485cm" svg:y1="7.361cm" svg:x2="20.504cm" svg:y2="7.933cm">
          <text:p/>
        </draw:line>
        <draw:frame draw:style-name="gr20" draw:text-style-name="P8" draw:layer="layout" svg:width="11.208cm" svg:height="0.962cm" svg:x="3.801cm" svg:y="3.364cm">
          <draw:text-box>
            <text:p>nombre de archivo <text:s text:c="3"/>número de inodo</text:p>
          </draw:text-box>
        </draw:frame>
        <draw:frame draw:style-name="gr23" draw:text-style-name="P9" draw:layer="layout" svg:width="3.032cm" svg:height="5.051cm" svg:x="3.956cm" svg:y="4.526cm">
          <draw:text-box>
            <text:p><text:span text:style-name="T3">bin</text:span></text:p>
            <text:p><text:span text:style-name="T3">boot</text:span></text:p>
            <text:p><text:span text:style-name="T3">dev</text:span></text:p>
            <text:p><text:span text:style-name="T4">etc</text:span></text:p>
            <text:p><text:span text:style-name="T3">home</text:span></text:p>
            <text:p><text:span text:style-name="T3">...</text:span></text:p>
          </draw:text-box>
        </draw:frame>
        <draw:custom-shape draw:style-name="gr24" draw:text-style-name="P10" draw:layer="layout" svg:width="0.866cm" svg:height="0.224cm" svg:x="21.13cm" svg:y="8.39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66cm" svg:height="0.224cm" svg:x="21.13cm" svg:y="8.615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2.648cm" svg:height="0.971cm" svg:x="3.845cm" svg:y="2.502cm">
          <draw:text-box>
            <text:p><text:span text:style-name="T5">/</text:span></text:p>
          </draw:text-box>
        </draw:frame>
        <draw:frame draw:style-name="gr23" draw:text-style-name="P13" draw:layer="layout" svg:width="4.423cm" svg:height="5.051cm" svg:x="9.896cm" svg:y="4.526cm">
          <draw:text-box>
            <text:p text:style-name="P12"><text:span text:style-name="T3">4194305</text:span></text:p>
            <text:p text:style-name="P12"><text:span text:style-name="T3">524289</text:span></text:p>
            <text:p text:style-name="P12"><text:span text:style-name="T3">1025</text:span></text:p>
            <text:p text:style-name="P12"><text:span text:style-name="T4">262145</text:span></text:p>
            <text:p text:style-name="P12"><text:span text:style-name="T3">4718593</text:span></text:p>
          </draw:text-box>
        </draw:frame>
      </draw:page>
      <draw:page draw:name="page7" draw:style-name="dp1" draw:master-page-name="Default">
        <draw:custom-shape draw:style-name="gr26" draw:text-style-name="P1" draw:layer="layout" svg:width="21.037cm" svg:height="9.14cm" svg:x="2.613cm" svg:y="2.461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797cm" svg:height="4.095cm" svg:x="18.28cm" svg:y="3.321cm">
          <draw:image xlink:href="Pictures/200000C3000012A50000280A3BB34574D79DC844.svm" xlink:type="simple" xlink:show="embed" xlink:actuate="onLoad">
            <text:p/>
          </draw:image>
        </draw:frame>
        <draw:path draw:style-name="gr16" draw:text-style-name="P7" draw:layer="layout" svg:width="12.074cm" svg:height="8.699cm" svg:x="3.291cm" svg:y="2.46cm" svg:viewBox="0 0 12075 8700" svg:d="M0 8700c0-2413 0-4827 0-7240 0-185 0-371 0-556 56 0 112 0 168 0 92-301 183-603 274-904 1289 0 2577 0 3866 0 91 301 182 603 274 904 2497 0 4995 0 7493 0 0 2599 0 5197 0 7796-4025 0-8050 0-12075 0z">
          <text:p/>
        </draw:path>
        <draw:custom-shape draw:style-name="gr27" draw:text-style-name="P1" draw:layer="layout" svg:width="11.205cm" svg:height="6.571cm" svg:x="3.801cm" svg:y="4.241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797cm" svg:height="4.095cm" svg:x="19.195cm" svg:y="4.765cm">
          <draw:image xlink:href="Pictures/200000C3000012A50000280A3BB34574D79DC844.svm" xlink:type="simple" xlink:show="embed" xlink:actuate="onLoad">
            <text:p/>
          </draw:image>
        </draw:frame>
        <draw:line draw:style-name="gr19" draw:text-style-name="P3" draw:layer="layout" svg:x1="14.281cm" svg:y1="7.376cm" svg:x2="19.46cm" svg:y2="5.225cm">
          <text:p/>
        </draw:line>
        <draw:custom-shape draw:style-name="gr24" draw:text-style-name="P10" draw:layer="layout" svg:width="0.866cm" svg:height="0.224cm" svg:x="19.637cm" svg:y="6.8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66cm" svg:height="0.224cm" svg:x="19.637cm" svg:y="7.0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66cm" svg:height="0.224cm" svg:x="19.637cm" svg:y="7.27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11.05cm" svg:height="6.651cm" svg:x="3.956cm" svg:y="4.525cm">
          <draw:text-box>
            <text:p><text:span text:style-name="T3">printcap <text:s text:c="4"/></text:span><text:span text:style-name="T3"><text:tab/></text:span><text:span text:style-name="T3"><text:tab/></text:span><text:span text:style-name="T3">266977 </text:span></text:p>
            <text:p><text:span text:style-name="T3">resolv.conf <text:s/></text:span><text:span text:style-name="T3"><text:tab/></text:span><text:span text:style-name="T3"><text:tab/></text:span><text:span text:style-name="T3">266107 </text:span></text:p>
            <text:p><text:span text:style-name="T3">fstab <text:s text:c="7"/></text:span><text:span text:style-name="T3"><text:tab/></text:span><text:span text:style-name="T3"><text:tab/></text:span><text:span text:style-name="T3">265670 </text:span></text:p>
            <text:p><text:span text:style-name="T4">group <text:s text:c="7"/></text:span><text:span text:style-name="T4"><text:tab/></text:span><text:span text:style-name="T4"><text:tab/></text:span><text:span text:style-name="T4">265654</text:span><text:span text:style-name="T3"> </text:span></text:p>
            <text:p><text:span text:style-name="T3">gshadow <text:s text:c="5"/></text:span><text:span text:style-name="T3"><text:tab/></text:span><text:span text:style-name="T3"><text:tab/></text:span><text:span text:style-name="T3">265648 </text:span></text:p>
            <text:p><text:span text:style-name="T3">hosts <text:s text:c="7"/></text:span><text:span text:style-name="T3"><text:tab/></text:span><text:span text:style-name="T3"><text:tab/></text:span><text:span text:style-name="T3">265641 </text:span></text:p>
            <text:p><text:span text:style-name="T3">sysctl.conf <text:s/></text:span><text:span text:style-name="T3"><text:tab/></text:span><text:span text:style-name="T3"><text:tab/></text:span><text:span text:style-name="T3">265633 </text:span></text:p>
          </draw:text-box>
        </draw:frame>
        <draw:frame draw:style-name="gr25" draw:text-style-name="P11" draw:layer="layout" svg:width="2.648cm" svg:height="0.971cm" svg:x="3.745cm" svg:y="2.503cm">
          <draw:text-box>
            <text:p><text:span text:style-name="T5">etc</text:span></text:p>
          </draw:text-box>
        </draw:frame>
        <draw:frame draw:style-name="gr20" draw:text-style-name="P8" draw:layer="layout" svg:width="11.208cm" svg:height="0.962cm" svg:x="3.801cm" svg:y="3.364cm">
          <draw:text-box>
            <text:p>nombre de archivo <text:s text:c="3"/>número de inodo</text:p>
          </draw:text-box>
        </draw:frame>
      </draw:page>
      <draw:page draw:name="page8" draw:style-name="dp1" draw:master-page-name="Default">
        <draw:custom-shape draw:style-name="gr15" draw:text-style-name="P1" draw:layer="layout" svg:width="21.022cm" svg:height="9.14cm" svg:x="2.646cm" svg:y="2.461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3.648cm" svg:height="7.91cm" svg:x="9.858cm" svg:y="2.9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14" draw:layer="layout" svg:width="3.312cm" svg:height="3.654cm" svg:x="10.039cm" svg:y="3.23cm">
            <draw:text-box>
              <text:p><text:span text:style-name="T6">tamaño</text:span></text:p>
              <text:p><text:span text:style-name="T6">dueño y grupo</text:span></text:p>
              <text:p><text:span text:style-name="T6">tipo</text:span></text:p>
              <text:p><text:span text:style-name="T6">permisos</text:span></text:p>
              <text:p><text:span text:style-name="T6">tiempos</text:span></text:p>
              <text:p><text:span text:style-name="T6">links</text:span></text:p>
              <text:p><text:span text:style-name="T6">bloques</text:span></text:p>
            </draw:text-box>
          </draw:frame>
          <draw:g>
            <draw:custom-shape draw:style-name="gr31" draw:text-style-name="P10" draw:layer="layout" svg:width="1.806cm" svg:height="0.434cm" svg:x="10.73cm" svg:y="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0" draw:layer="layout" svg:width="1.806cm" svg:height="0.433cm" svg:x="10.73cm" svg:y="7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0" draw:layer="layout" svg:width="1.806cm" svg:height="0.433cm" svg:x="10.73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0.73cm" svg:y="8.2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" draw:layer="layout" svg:width="1.806cm" svg:height="0.434cm" svg:x="10.73cm" svg:y="8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0.73cm" svg:y="9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0.73cm" svg:y="9.5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" draw:layer="layout" svg:width="1.806cm" svg:height="0.434cm" svg:x="10.73cm" svg:y="9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5" draw:text-style-name="P10" draw:layer="layout" svg:width="1.806cm" svg:height="1.366cm" svg:x="16.292cm" svg:y="2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1.806cm" svg:height="1.366cm" svg:x="16.681cm" svg:y="3.3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1.806cm" svg:height="1.366cm" svg:x="16.992cm" svg:y="3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12.097cm" svg:y1="8.013cm" svg:x2="16.972cm" svg:y2="3.788cm">
            <text:p/>
          </draw:line>
          <draw:line draw:style-name="gr6" draw:text-style-name="P3" draw:layer="layout" svg:x1="12.097cm" svg:y1="7.094cm" svg:x2="16.239cm" svg:y2="3.045cm">
            <text:p/>
          </draw:line>
          <draw:line draw:style-name="gr6" draw:text-style-name="P3" draw:layer="layout" svg:x1="12.097cm" svg:y1="7.631cm" svg:x2="16.684cm" svg:y2="3.406cm">
            <text:p/>
          </draw:line>
        </draw:g>
      </draw:page>
      <draw:page draw:name="page9" draw:style-name="dp1" draw:master-page-name="Default">
        <draw:custom-shape draw:style-name="gr15" draw:text-style-name="P1" draw:layer="layout" svg:width="21.022cm" svg:height="9.14cm" svg:x="2.546cm" svg:y="2.461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3.648cm" svg:height="7.91cm" svg:x="13.406cm" svg:y="2.9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14" draw:layer="layout" svg:width="3.312cm" svg:height="3.654cm" svg:x="13.587cm" svg:y="3.191cm">
            <draw:text-box>
              <text:p><text:span text:style-name="T6">tamaño</text:span></text:p>
              <text:p><text:span text:style-name="T6">dueño y grupo</text:span></text:p>
              <text:p><text:span text:style-name="T6">tipo</text:span></text:p>
              <text:p><text:span text:style-name="T6">permisos</text:span></text:p>
              <text:p><text:span text:style-name="T6">tiempos</text:span></text:p>
              <text:p><text:span text:style-name="T6">links</text:span></text:p>
              <text:p><text:span text:style-name="T6">bloques</text:span></text:p>
            </draw:text-box>
          </draw:frame>
          <draw:g>
            <draw:custom-shape draw:style-name="gr31" draw:text-style-name="P10" draw:layer="layout" svg:width="1.806cm" svg:height="0.434cm" svg:x="14.278cm" svg:y="6.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0" draw:layer="layout" svg:width="1.806cm" svg:height="0.433cm" svg:x="14.278cm" svg:y="7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0" draw:layer="layout" svg:width="1.806cm" svg:height="0.433cm" svg:x="14.278cm" svg:y="7.7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4.278cm" svg:y="8.1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" draw:layer="layout" svg:width="1.806cm" svg:height="0.434cm" svg:x="14.278cm" svg:y="8.6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4.278cm" svg:y="9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1.806cm" svg:height="0.433cm" svg:x="14.278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" draw:layer="layout" svg:width="1.806cm" svg:height="0.434cm" svg:x="14.278cm" svg:y="9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5" draw:text-style-name="P10" draw:layer="layout" svg:width="1.806cm" svg:height="1.366cm" svg:x="19.84cm" svg:y="2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1.806cm" svg:height="1.366cm" svg:x="20.229cm" svg:y="3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1.806cm" svg:height="1.366cm" svg:x="20.54cm" svg:y="3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15.645cm" svg:y1="7.974cm" svg:x2="20.52cm" svg:y2="3.749cm">
            <text:p/>
          </draw:line>
          <draw:line draw:style-name="gr6" draw:text-style-name="P3" draw:layer="layout" svg:x1="15.645cm" svg:y1="7.055cm" svg:x2="19.787cm" svg:y2="3.006cm">
            <text:p/>
          </draw:line>
          <draw:line draw:style-name="gr6" draw:text-style-name="P3" draw:layer="layout" svg:x1="15.645cm" svg:y1="7.592cm" svg:x2="20.232cm" svg:y2="3.367cm">
            <text:p/>
          </draw:line>
        </draw:g>
        <draw:frame draw:style-name="gr17" draw:text-style-name="P3" draw:layer="layout" svg:width="6.215cm" svg:height="5.202cm" svg:x="3.701cm" svg:y="3.364cm">
          <draw:image xlink:href="Pictures/2000004C0000184800001453C8D01676C1364E2A.svm" xlink:type="simple" xlink:show="embed" xlink:actuate="onLoad">
            <text:p/>
          </draw:image>
        </draw:frame>
        <draw:polygon draw:style-name="gr36" draw:text-style-name="P15" draw:layer="layout" svg:width="1.456cm" svg:height="2.898cm" svg:x="5.16cm" svg:y="3.953cm" svg:viewBox="0 0 1457 2899" draw:points="1069,0 0,2813 216,2899 1457,16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6-05T15:51:30.000278803</dc:date>
    <dc:creator>Eduardo Grosclaude</dc:creator>
    <meta:editing-duration>PT12H38M20S</meta:editing-duration>
    <meta:editing-cycles>19</meta:editing-cycles>
    <meta:generator>LibreOffice/5.0.4.2$Linux_X86_64 LibreOffice_project/2b9802c1994aa0b7dc6079e128979269cf95bc78</meta:generator>
    <meta:document-statistic meta:object-count="194"/>
  </office:meta>
</office:document-meta>
</file>